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97e5" officeooo:paragraph-rsid="001097e5"/>
    </style:style>
    <style:style style:name="P2" style:family="paragraph" style:parent-style-name="Standard">
      <style:text-properties fo:language="ru" fo:country="RU" officeooo:rsid="001097e5" officeooo:paragraph-rsid="001202bc"/>
    </style:style>
    <style:style style:name="P3" style:family="paragraph" style:parent-style-name="Standard">
      <style:text-properties fo:language="ru" fo:country="RU" officeooo:rsid="00126f4b" officeooo:paragraph-rsid="00126f4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02bc"/>
    </style:style>
    <style:style style:name="T3" style:family="text">
      <style:text-properties officeooo:rsid="00120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ext:p text:style-name="P1">Описание параметров</text:p>
      <text:p text:style-name="P1">БД - buran9955Pa</text:p>
      <text:p text:style-name="P1">1) Признак готовности</text:p>
      <text:p text:style-name="P1"><text:tab/>Таблица flags</text:p>
      <text:p text:style-name="P1"><text:tab/>Поле isReady (0 — нет готовности, 1 — готовность)</text:p>
      <text:p text:style-name="P1"/>
      <text:p text:style-name="P1">2) Выбранные оператором параметры — определяют режим</text:p>
      <text:p text:style-name="P1">Таблица currentSettings</text:p>
      <text:p text:style-name="P2">Поля<text:tab/></text:p>
      <text:p text:style-name="P2"><text:span text:style-name="T3">строка</text:span><text:span text:style-name="T2"> </text:span>currFusionName Номер плавки</text:p>
      <text:p text:style-name="P2"><text:span text:style-name="T2">int </text:span>indTypeSize Типоразмер трубы</text:p>
      <text:p text:style-name="P2"><text:span text:style-name="T2">int </text:span>indOperatorName Оператор</text:p>
      <text:p text:style-name="P2"><text:span text:style-name="T2">int </text:span>indWorkShiftName Номер смены</text:p>
      <text:p text:style-name="P2"><text:span text:style-name="T2">int </text:span>indSteelGradeName Марка стали</text:p>
      <text:p text:style-name="P2"><text:span text:style-name="T2">int </text:span>indNormDocName Нормативный документ</text:p>
      <text:p text:style-name="P2"><text:span text:style-name="T2">int </text:span>indSopName Настроечный СОП</text:p>
      <text:p text:style-name="P2"/>
      <text:p text:style-name="P3">Файл подключения</text:p>
      <text:p text:style-name="P3">[oledb] <text:line-break/>; Everything after this line is an OLE DB initstring <text:line-break/>Provider=SQLOLEDB.1;Password=+;Persist Security Info=True;User ID=sa;Initial Catalog=buran9955Pa;Data Source=sa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5:15:01.881000000</meta:creation-date>
    <dc:date>2019-01-16T15:54:17.822000000</dc:date>
    <meta:editing-duration>PT29M4S</meta:editing-duration>
    <meta:editing-cycles>3</meta:editing-cycles>
    <meta:generator>LibreOffice/6.1.1.2$Windows_x86 LibreOffice_project/5d19a1bfa650b796764388cd8b33a5af1f5baa1b</meta:generator>
    <meta:document-statistic meta:table-count="0" meta:image-count="0" meta:object-count="0" meta:page-count="1" meta:paragraph-count="17" meta:word-count="72" meta:character-count="620" meta:non-whitespace-character-count="556"/>
  </office:meta>
</office:document-meta>
</file>